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R10" svg:font-family="CMR10"/>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483a4" officeooo:paragraph-rsid="002483a4"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3254de" officeooo:paragraph-rsid="003254de"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32f574" officeooo:paragraph-rsid="0032f574" style:font-weight-asian="normal" style:font-weight-complex="normal"/>
    </style:style>
    <style:style style:name="P4" style:family="paragraph" style:parent-style-name="Standard">
      <style:paragraph-properties fo:text-align="start" style:justify-single-word="false"/>
      <style:text-properties style:text-underline-style="none" fo:font-weight="bold" officeooo:rsid="002d75cc" officeooo:paragraph-rsid="002d75cc" style:font-weight-asian="bold" style:font-weight-complex="bold"/>
    </style:style>
    <style:style style:name="P5" style:family="paragraph" style:parent-style-name="Standard">
      <style:paragraph-properties fo:text-align="center" style:justify-single-word="false"/>
      <style:text-properties fo:font-size="16pt" style:text-underline-style="none" fo:font-weight="bold" officeooo:rsid="002483a4" officeooo:paragraph-rsid="002483a4" style:font-size-asian="16pt" style:font-weight-asian="bold" style:font-size-complex="16pt" style:font-weight-complex="bold"/>
    </style:style>
    <style:style style:name="P6" style:family="paragraph" style:parent-style-name="Standard">
      <style:paragraph-properties fo:text-align="start" style:justify-single-word="false"/>
      <style:text-properties officeooo:paragraph-rsid="0027b3ab"/>
    </style:style>
    <style:style style:name="P7" style:family="paragraph" style:parent-style-name="Standard">
      <style:paragraph-properties fo:text-align="start" style:justify-single-word="false"/>
      <style:text-properties officeooo:paragraph-rsid="003b475b"/>
    </style:style>
    <style:style style:name="P8" style:family="paragraph" style:parent-style-name="Standard">
      <style:paragraph-properties fo:text-align="start" style:justify-single-word="false"/>
      <style:text-properties fo:font-style="italic" officeooo:paragraph-rsid="003254de" style:font-style-asian="italic" style:font-style-complex="italic"/>
    </style:style>
    <style:style style:name="P9" style:family="paragraph" style:parent-style-name="Standard">
      <style:paragraph-properties fo:text-align="start" style:justify-single-word="false"/>
      <style:text-properties fo:font-style="italic" officeooo:paragraph-rsid="0032f574" style:font-style-asian="italic" style:font-style-complex="italic"/>
    </style:style>
    <style:style style:name="P10" style:family="paragraph" style:parent-style-name="Standard">
      <style:paragraph-properties fo:text-align="start" style:justify-single-word="false"/>
      <style:text-properties fo:font-style="italic" officeooo:paragraph-rsid="0037c579" style:font-style-asian="italic" style:font-style-complex="italic"/>
    </style:style>
    <style:style style:name="P11" style:family="paragraph" style:parent-style-name="Standard">
      <style:paragraph-properties fo:text-align="start" style:justify-single-word="false"/>
      <style:text-properties fo:font-style="italic" officeooo:paragraph-rsid="003d1e76" style:font-style-asian="italic" style:font-style-complex="italic"/>
    </style:style>
    <style:style style:name="P12" style:family="paragraph" style:parent-style-name="Standard">
      <style:paragraph-properties fo:text-align="start" style:justify-single-word="false"/>
      <style:text-properties fo:font-style="italic" officeooo:paragraph-rsid="003e0a63" style:font-style-asian="italic" style:font-style-complex="italic"/>
    </style:style>
    <style:style style:name="P13" style:family="paragraph" style:parent-style-name="Standard">
      <style:paragraph-properties fo:text-align="start" style:justify-single-word="false"/>
      <style:text-properties fo:font-style="italic" officeooo:paragraph-rsid="003e9d64" style:font-style-asian="italic" style:font-style-complex="italic"/>
    </style:style>
    <style:style style:name="P14" style:family="paragraph" style:parent-style-name="Standard">
      <style:paragraph-properties fo:text-align="start" style:justify-single-word="false"/>
      <style:text-properties fo:font-style="italic" officeooo:rsid="003f9cc7" officeooo:paragraph-rsid="003f9cc7" style:font-style-asian="italic" style:font-style-complex="italic"/>
    </style:style>
    <style:style style:name="P15" style:family="paragraph" style:parent-style-name="Standard">
      <style:paragraph-properties fo:text-align="start" style:justify-single-word="false"/>
      <style:text-properties officeooo:rsid="0033cb4f" officeooo:paragraph-rsid="0033cb4f"/>
    </style:style>
    <style:style style:name="P16" style:family="paragraph" style:parent-style-name="Standard">
      <style:paragraph-properties fo:text-align="start" style:justify-single-word="false"/>
      <style:text-properties fo:font-style="normal" officeooo:rsid="0039a80c" officeooo:paragraph-rsid="003b475b" style:font-style-asian="normal" style:font-style-complex="normal"/>
    </style:style>
    <style:style style:name="P17" style:family="paragraph" style:parent-style-name="Standard">
      <style:paragraph-properties fo:text-align="start" style:justify-single-word="false"/>
      <style:text-properties officeooo:rsid="003e0a63" officeooo:paragraph-rsid="003e0a63"/>
    </style:style>
    <style:style style:name="P18" style:family="paragraph" style:parent-style-name="Standard">
      <style:paragraph-properties fo:text-align="start" style:justify-single-word="false"/>
      <style:text-properties officeooo:rsid="003f9cc7" officeooo:paragraph-rsid="003f9cc7"/>
    </style:style>
    <style:style style:name="P19" style:family="paragraph" style:parent-style-name="Standard">
      <style:paragraph-properties fo:text-align="start" style:justify-single-word="false"/>
      <style:text-properties style:font-name="CMR10" fo:font-size="11pt" officeooo:rsid="003254de" officeooo:paragraph-rsid="003254de"/>
    </style:style>
    <style:style style:name="P20" style:family="paragraph" style:parent-style-name="Standard">
      <style:paragraph-properties fo:text-align="start" style:justify-single-word="false"/>
      <style:text-properties style:text-underline-style="none" fo:font-weight="normal" officeooo:rsid="0033cb4f" officeooo:paragraph-rsid="0033cb4f"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3d1e76" officeooo:paragraph-rsid="003d1e76"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3e0a63" officeooo:paragraph-rsid="003e0a63" style:font-weight-asian="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39a80c" officeooo:paragraph-rsid="003b475b"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officeooo:rsid="002d75cc" officeooo:paragraph-rsid="003e9d64"/>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7b3ab" style:font-weight-asian="normal" style:font-weight-complex="normal"/>
    </style:style>
    <style:style style:name="T3" style:family="text">
      <style:text-properties style:text-underline-style="none" fo:font-weight="normal" officeooo:rsid="003254de" style:font-weight-asian="normal" style:font-weight-complex="normal"/>
    </style:style>
    <style:style style:name="T4" style:family="text">
      <style:text-properties style:text-underline-style="none" fo:font-weight="normal" officeooo:rsid="0032f574" style:font-weight-asian="normal" style:font-weight-complex="normal"/>
    </style:style>
    <style:style style:name="T5" style:family="text">
      <style:text-properties style:text-underline-style="none" fo:font-weight="normal" officeooo:rsid="0034c844" style:font-weight-asian="normal" style:font-weight-complex="normal"/>
    </style:style>
    <style:style style:name="T6" style:family="text">
      <style:text-properties style:text-underline-style="none" fo:font-weight="normal" officeooo:rsid="00366116" style:font-weight-asian="normal" style:font-weight-complex="normal"/>
    </style:style>
    <style:style style:name="T7" style:family="text">
      <style:text-properties style:text-underline-style="none" fo:font-weight="normal" officeooo:rsid="0037c579" style:font-weight-asian="normal" style:font-weight-complex="normal"/>
    </style:style>
    <style:style style:name="T8" style:family="text">
      <style:text-properties style:text-underline-style="none" fo:font-weight="normal" officeooo:rsid="003d1e76" style:font-weight-asian="normal" style:font-weight-complex="normal"/>
    </style:style>
    <style:style style:name="T9" style:family="text">
      <style:text-properties style:text-underline-style="none" fo:font-weight="normal" officeooo:rsid="003e0a63" style:font-weight-asian="normal" style:font-weight-complex="normal"/>
    </style:style>
    <style:style style:name="T10" style:family="text">
      <style:text-properties style:text-underline-style="none" fo:font-weight="normal" officeooo:rsid="003e9d64"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officeooo:rsid="0029e996"/>
    </style:style>
    <style:style style:name="T13" style:family="text">
      <style:text-properties fo:font-style="italic" style:text-underline-style="none" fo:font-weight="normal" officeooo:rsid="003b475b" style:font-style-asian="italic" style:font-weight-asian="normal" style:font-style-complex="italic" style:font-weight-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39a80c" style:font-style-asian="normal" style:font-weight-asian="normal" style:font-style-complex="normal" style:font-weight-complex="normal"/>
    </style:style>
    <style:style style:name="T16" style:family="text">
      <style:text-properties fo:font-style="normal" style:text-underline-style="none" fo:font-weight="normal" officeooo:rsid="003e9d64" style:font-style-asian="normal" style:font-weight-asian="normal" style:font-style-complex="normal" style:font-weight-complex="normal"/>
    </style:style>
    <style:style style:name="T17" style:family="text">
      <style:text-properties fo:font-style="normal" style:text-underline-style="none" fo:font-weight="normal" officeooo:rsid="003fd5b7" style:font-style-asian="normal" style:font-weight-asian="normal" style:font-style-complex="normal" style:font-weight-complex="normal"/>
    </style:style>
    <style:style style:name="T18" style:family="text">
      <style:text-properties officeooo:rsid="0030c72f"/>
    </style:style>
    <style:style style:name="T19" style:family="text">
      <style:text-properties style:font-name="CMR10" fo:font-size="11pt"/>
    </style:style>
    <style:style style:name="T20" style:family="text">
      <style:text-properties style:font-name="CMR10" fo:font-size="11pt" style:text-underline-style="none" fo:font-weight="normal" style:font-weight-asian="normal" style:font-weight-complex="normal"/>
    </style:style>
    <style:style style:name="T21" style:family="text">
      <style:text-properties style:font-name="CMR10" fo:font-size="11pt" fo:font-style="italic" style:text-underline-style="none" fo:font-weight="normal" officeooo:rsid="003b475b"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triebs- und Kommunikationssysteme</text:p>
      <text:p text:style-name="P5">Übung <text:span text:style-name="T18">3</text:span></text:p>
      <text:p text:style-name="P1"/>
      <text:p text:style-name="P1">Andreas Timmermann, <text:span text:style-name="T18">Nhu Quynh</text:span></text:p>
      <text:p text:style-name="P1">Matrikelnummer: 4994606, …</text:p>
      <text:p text:style-name="P6"><text:span text:style-name="T2">Gruppe 1 (</text:span><text:bookmark text:name="studentViewForm:studentViewSectionsTable:2:instructorName"/>David <text:span text:style-name="T12">Bohn</text:span><text:span text:style-name="T2">)</text:span></text:p>
      <text:p text:style-name="P1"/>
      <text:p text:style-name="P4">Aufgabe 1)</text:p>
      <text:p text:style-name="P8"><text:span text:style-name="T3">1.) „</text:span><text:span text:style-name="T19">Ein Microkernel beschra ̈nkt sich auf grundlegende Speicherverwaltung und Kommunikati- on zwischen Prozessen.“</text:span></text:p>
      <text:p text:style-name="P19">Ja. Beim Microkernel werden alle Treiberfunktionen für die Programmen selbst als Bibliotheken zur verfügung gestellt. Diese können sie statisch linken oder dynamisch verwenden.</text:p>
      <text:p text:style-name="P2"/>
      <text:p text:style-name="P8"><text:span text:style-name="T3">2.) „</text:span><text:span text:style-name="T19">Im Kernelmodus muss das Betriebssystem darauf achten, dass die Speicherbereiche verschiedener Prozesse voneinander isoliert sind.</text:span><text:span text:style-name="T3">“</text:span></text:p>
      <text:p text:style-name="P3">Ja, da der Prozessor hier die Adressierung des Speichers nicht mehr über die MMU macht, sondern die Speicherzellen direkt ansprechen kann.</text:p>
      <text:p text:style-name="P2"/>
      <text:p text:style-name="P9"><text:span text:style-name="T4">3.) „</text:span><text:span text:style-name="T19">Interrups ko ̈nnen nicht unterbrochen werden.</text:span><text:span text:style-name="T4">“</text:span></text:p>
      <text:p text:style-name="P15"><text:span text:style-name="T4">J</text:span><text:span text:style-name="T1">a. Dies braucht man in Echtzeitbetriebssystemen und für zeitkritische Prozesse. </text:span><text:span text:style-name="T5">Gutes Beispiel sind C64 Grafikeffekte, bei denen durch mehreres </text:span><text:span text:style-name="T6">ineinander verschachteltes</text:span><text:span text:style-name="T5"> Ausführen von Interrupts taktzyklengenau an eine bestimmte Position auf dem Bildschirm gesprungen wird.</text:span></text:p>
      <text:p text:style-name="P20"/>
      <text:p text:style-name="P10"><text:span text:style-name="T7">4.) „</text:span><text:span text:style-name="T20">Bei Microkerneln kommt es ha ̈ufiger zu einem Kontextwechsel als bei monolithischen Ker</text:span><text:span text:style-name="T19">neln.</text:span><text:span text:style-name="T7">“</text:span></text:p>
      <text:p text:style-name="P16"><text:span text:style-name="T7">J</text:span><text:span text:style-name="T1">a. Weil im Gegensatz zum monolit</text:span><text:span text:style-name="T9">h</text:span><text:span text:style-name="T1">ischen Kernel auch ein Kontextwechseln zwischen Applikation und Treiber stattfindet. Und da die Treiber außerhalb des Kernels sind, müssen diese wiederum einen Kontextwechsel machen, wenn sie Funktionen vom Kernel aufrufen.</text:span></text:p>
      <text:p text:style-name="P23"/>
      <text:p text:style-name="P7"><text:span text:style-name="T13">5.) „</text:span><text:span text:style-name="T21">Die erste Implementierung von Syscalls (siehe Folie 2.21) ist für ein Microkernel geeignet.</text:span><text:span text:style-name="T13">“</text:span><text:span text:style-name="T15"> </text:span></text:p>
      <text:p text:style-name="P21">Ja. Zum Beispiel Amiga OS bis Version 3.9 und MS-DOS.</text:p>
      <text:p text:style-name="P21"/>
      <text:p text:style-name="P11"><text:span text:style-name="T8">6.) „</text:span><text:span text:style-name="T20">Die zweite Implementierung von Syscalls (siehe Folie 2.22) ist für einen monolithischen Kernel geeignet.</text:span><text:span text:style-name="T8">“</text:span></text:p>
      <text:p text:style-name="P17"><text:span text:style-name="T8">J</text:span><text:span text:style-name="T1">a. Der Interrupt wird in Level 3 gestartet und springt über ein Gate (hoffentlich mit der entsprechenden Berechtigung) in den Kernel, der im Level 0 läuft. Typisch für monolithische Kernel. (Lustigerweise ist das sogar schon seit den 386er Zeiten im Prozessor hardwaremäßig intigriert). Das Bedeutet, daß hardwaremäßiges Scheduling damals schon möglich war. Nur keiner es richtig zu verwenden wußte.</text:span></text:p>
      <text:p text:style-name="P22"/>
      <text:p text:style-name="P12"><text:span text:style-name="T9">7.) „</text:span><text:span text:style-name="T20">In der dritten Implementierung von Syscalls (siehe Folie 2.23) werden Syscalls durch einen Nachrichtenausausch realisiert.</text:span><text:span text:style-name="T9">“</text:span></text:p>
      <text:p text:style-name="P18"><text:span text:style-name="T9">N</text:span><text:span text:style-name="T1">ein.</text:span></text:p>
      <text:p text:style-name="P22"/>
      <text:p text:style-name="P13"><text:span text:style-name="T9">8.</text:span><text:span text:style-name="T10">) „</text:span><text:span text:style-name="T20">In der vierten Implementierung von Syscalls (siehe Folie 2.24) werden Syscalls durch einen Nachrichtenausausch realisiert.</text:span><text:span text:style-name="T10">“</text:span></text:p>
      <text:p text:style-name="P14"><text:span text:style-name="T16">J</text:span><text:span text:style-name="T14">a. </text:span><text:span text:style-name="T17">In dieser Folie sieht man, wie von einem Prozess zum anderen Daten ausgetauscht werden.</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MR10" svg:font-family="CMR10"/>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6:53:35.064495000</meta:creation-date>
    <meta:generator>LibreOffice/4.3.3.2$Linux_X86_64 LibreOffice_project/430m0$Build-2</meta:generator>
    <dc:date>2015-11-11T17:50:27.860018336</dc:date>
    <meta:editing-duration>PT5H47M10S</meta:editing-duration>
    <meta:editing-cycles>43</meta:editing-cycles>
    <dc:creator>Andreas Timmermann</dc:creator>
    <meta:document-statistic meta:table-count="0" meta:image-count="0" meta:object-count="0" meta:page-count="1" meta:paragraph-count="22" meta:word-count="331" meta:character-count="2386" meta:non-whitespace-character-count="2079"/>
  </office:meta>
</office:document-meta>
</file>